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 style:list-style-name="WW8Num2"/>
    <style:style style:name="P3" style:family="paragraph" style:parent-style-name="Standard">
      <style:paragraph-properties fo:margin-left="11.113cm" fo:margin-right="0cm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0.953cm" style:auto-text-indent="false"/>
    </style:style>
    <style:style style:name="P6" style:family="paragraph" style:parent-style-name="Standard" style:list-style-name="WW8Num1"/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type="double" style:text-underline-width="auto" style:text-underline-color="font-color" fo:font-weight="bold" style:font-weight-asian="bold"/>
    </style:style>
    <style:style style:name="T4" style:family="text">
      <style:text-properties fo:font-style="italic" style:font-style-asian="italic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Standard"/>
      <text:list text:style-name="WW8Num2">
        <text:list-item>
          <text:p text:style-name="P2"><text:span text:style-name="T1">Riprodurre</text:span> il seguente documento e <text:span text:style-name="T1">salvarlo</text:span> con il nome <text:span text:style-name="T2">risposta</text:span> nella propria cartella:</text:p>
        </text:list-item>
      </text:list>
      <text:p text:style-name="Standard"/>
      <text:p text:style-name="Standard">Edp-Expert s.r.l.</text:p>
      <text:p text:style-name="Standard">Via Genova, 9</text:p>
      <text:p text:style-name="Standard">39100 Bolzano (BZ)</text:p>
      <text:p text:style-name="Standard"/>
      <text:p text:style-name="P3">Spett. Pinko Pallino S.p.A.</text:p>
      <text:p text:style-name="P3">Via Renon 13</text:p>
      <text:p text:style-name="P3">39100 Bolzano</text:p>
      <text:p text:style-name="Standard"/>
      <text:p text:style-name="P4"><text:span text:style-name="T3">Oggetto</text:span>: Offerta</text:p>
      <text:p text:style-name="Standard"/>
      <text:p text:style-name="Standard">Egregio Dott. Pinko Pallino,</text:p>
      <text:p text:style-name="P5">in risposta alla Sua lettera Le invio il seguente preventivo:</text:p>
      <text:p text:style-name="P5"/>
      <text:list text:style-name="WW8Num1">
        <text:list-item>
          <text:p text:style-name="P6">Outsourcing: € 3.600</text:p>
        </text:list-item>
        <text:list-item>
          <text:p text:style-name="P6">Manutenzione: € 600</text:p>
        </text:list-item>
        <text:list-item>
          <text:p text:style-name="P6">Supporto tecnico: € 1.200</text:p>
        </text:list-item>
        <text:list-item>
          <text:p text:style-name="P6">Formazione:</text:p>
          <text:list>
            <text:list-item>
              <text:p text:style-name="P6">In aula: € 1.500</text:p>
            </text:list-item>
            <text:list-item>
              <text:p text:style-name="P6">Help desk: € 500</text:p>
            </text:list-item>
          </text:list>
        </text:list-item>
        <text:list-item>
          <text:p text:style-name="P6">Vendita hardware: € 12.000</text:p>
        </text:list-item>
        <text:list-item>
          <text:p text:style-name="P6">Consulenza aziendale: € 200</text:p>
        </text:list-item>
      </text:list>
      <text:p text:style-name="Standard"/>
      <text:p text:style-name="P4">Distinti saluti,</text:p>
      <text:p text:style-name="P7">Marco Rossi</text:p>
      <text:p text:style-name="P7"/>
      <text:list text:style-name="WW8Num2" text:continue-numbering="true">
        <text:list-item>
          <text:p text:style-name="P2"><text:span text:style-name="T1">Selezionare</text:span> tutto il documento e aumentare l’interlinea dei paragrafi a una volta e mezza l’interlinea normale.</text:p>
        </text:list-item>
      </text:list>
      <text:p text:style-name="P8"/>
      <text:list text:style-name="WW8Num2" text:continue-numbering="true">
        <text:list-item>
          <text:p text:style-name="P2"><text:span text:style-name="T1">Selezionare</text:span> l’elenco puntato e portare a 12 pt la distanza tra i paragrafi (6 pt sopra e 6 sotto).</text:p>
        </text:list-item>
      </text:list>
      <text:p text:style-name="P8"/>
      <text:list text:style-name="WW8Num2" text:continue-numbering="true">
        <text:list-item>
          <text:p text:style-name="P2"><text:span text:style-name="T1">Mettere</text:span> in Maiuscoletto il paragrafo dell’Oggetto.</text:p>
        </text:list-item>
      </text:list>
      <text:p text:style-name="P8"/>
      <text:list text:style-name="WW8Num2" text:continue-numbering="true">
        <text:list-item>
          <text:p text:style-name="P2"><text:span text:style-name="T4">Prima</text:span> del paragrafo che inizia con “Egregio Dott.” inserire il testo:</text:p>
        </text:list-item>
      </text:list>
      <text:p text:style-name="P8"/>
      <text:p text:style-name="P4"><text:span text:style-name="T4">Bolzano, </text:span><text:span text:style-name="T4"><text:date style:data-style-name="N76" text:date-value="2006-07-19T17:10:58.41">19 luglio 2006</text:date></text:span></text:p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1:</dc:title>
    <meta:initial-creator>caresia.marco</meta:initial-creator>
    <meta:creation-date>2006-07-19T16:49:00</meta:creation-date>
    <dc:creator>Marco Caresia</dc:creator>
    <dc:date>2006-07-19T17:10:58</dc:date>
    <meta:print-date>2005-11-03T15:04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25" meta:character-count="828"/>
  </office:meta>
</office:document-meta>
</file>